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5"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7"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6"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0"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4" table:number-columns-spanned="9" table:number-rows-spanned="1"/>
          <table:covered-table-cell table:style-name="ce24" office:value-type="string" calcext:value-type="string">
            <text:p>15</text:p>
          </table:covered-table-cell>
          <table:covered-table-cell table:number-columns-repeated="7" table:style-name="ce15"/>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5"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5"/>
          <table:table-cell table:style-name="ce2" office:value-type="string" calcext:value-type="string">
            <text:p>Largura (cm):</text:p>
          </table:table-cell>
          <table:table-cell table:style-name="ce25"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6"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7"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30">
            <draw:control draw:z-index="10" draw:name="Controle 10" draw:style-name="gr4" draw:text-style-name="P2" svg:width="4.041cm" svg:height="0.9cm" svg:x="0cm" svg:y="0cm" draw:control="control9"/>
          </table:table-cell>
          <table:table-cell table:style-name="ce30"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30"/>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3"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3"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3"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3"/>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3" office:value-type="string" calcext:value-type="string">
            <text:p>Quantidade</text:p>
          </table:covered-table-cell>
          <table:covered-table-cell table:style-name="ce23"/>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4-01-22T10:15:30.340869959</dc:date>
    <meta:editing-duration>P6DT21H40M59S</meta:editing-duration>
    <meta:editing-cycles>7404</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carriageReturnChr As String
Global newLineChr As String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Set endline characters
	newLineChr = Chr(10)
	carriageReturnChr =  Chr(13)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Set the cell style
			SetCellRangeFontStyle(rangeCell)
			'Set cell color
			rangeCell.CellBackColor = editableBGColor
		EndIf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RefreshByHiding()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Verify if the cell is inside the list on amount column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For each cell verify if the value is a number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a control global is active, then it cannot execute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Set the selection to the listbox bounding cell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Verify if kiln name is empty or spaces
	'''if it is, cancel the operation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Refresh and set empty kiln as the selected one
	listBoxObj.refresh()
	SelectEmptyKiln()
	
	MsgBox("Forno apagado.")

	EnableAllButtons()
	FinishExecution()

End Function


'Remove all the items
Function CleanListByRemoving(buttonShape As Object)
	
	PrepareExecution()
	DisableAllButtons()

	'If there is no item, stop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there are no items, stop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Get the list as a text
	textToWrite = GetCurrentListAsString()
	
	'If the text is empty, do nothing
	If Replace(textToWrite, " ", "") = "" Then
		EnableAllButtons()
		FinishExecution()
		Stop
	EndIf
	
	SetSelectionToButtonCell(buttonShape)
	
	canceled = False
	picked = False
	
	'Choose file nam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If no name was chosen, cancel	
	If (canceled) Then
		MsgBox("Operação Cancelada! Nome do arquivo é necessário para salvar a lista.")
		EnableAllButtons()
		FinishExecution()
		Stop
	EndIf

	'Write the list string on file
	WriteTextFile(filePath, textToWrite)
	pathString = ConvertASCIIPathAccentedLetters(filePath)
	MsgBox("Arquivo salvo em " &amp; pathString &amp; ".")
	
	'Set last modified list for directly saving (see WriteListLastOpened)
	pathLastModifiedList = filePath
	WriteList = filePath

	EnableAllButtons()
	FinishExecution()
	
End Function


Function WriteListLastOpened(buttonShape As Object)

	PrepareExecution()
	DisableAllButtons()
	
	SetSelectionToButtonCell(buttonShape)
	
	'Get the list as a text
	textToWrite = GetCurrentListAsString()

	'If the text is empty, do nothing
	If Replace(textToWrite, " ", "") = "" Then
		EnableAllButtons()
		FinishExecution()
		Stop
	EndIf
	
	canceled = False
	picked = False
	
	'If no file were used before,
	'''use WriteList to save a new file
	If Replace(pathLastModifiedList, " ", "") = "" Then
		MsgBox("Nenhum arquivo de configuração foi aberto desde a inicialização da aplicação ou após a exclusão da última configuração. Escolha um novo nome para o arquivo.")
		pathLastModifiedList = WriteList(buttonShape)
	Else
		'Otherwise, overwrite the used file
		pathString = ConvertASCIIPathAccentedLetters(pathLastModifiedList)
		fileName = SplitPath(pathString)(UBound(SplitPath(pathString)))

		'Ask confirmation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Ask the user the file to read
	filePath = GetFileToReadPathFromUser("Escolha a configuração a ser carregada", GetSavedListsPath())
	If (filePath = "") Then
		MsgBox("Operação Cancelada! Arquivo não selecionado.")
		EnableAllButtons()
		FinishExecution()	
		Exit Function
	EndIf
	

	'Ask confirmation to erase the current list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Read the list file
	textItems = ReadTextFile(filePath)
	itemsStr = Split(textItems,  newLineChr)
	
	cell = GetFirstCellOfListHeader()
	cell = GetCellNextRowSameColumn(cell)
	row = GetCellRowIndex(cell)

	'Erase current list
	RemoveAllItems()

	'Add all items of the file list
	AddListOfItems(itemsStr)
		
	'Change the last modified file for saving directly (see WriteListLastOpened)
	pathLastModifiedList = filePath
	
	EnableAllButtons()
	FinishExecution()

End Function


Function EraseSavedList(buttonShape As Object)

	PrepareExecution()
	DisableAllButtons()

	'Choose the file to delete
	filePath = GetFileToReadPathFromUser("Escolha Lista a ser apagada", GetSavedListsPath())
	If (filePath = "") Then
		EnableAllButtons()
		FinishExecution()
		Exit Function
	EndIf 
	
	'Ask confirmation
	pathString = ConvertASCIIPathAccentedLetters(filePath)
	answer = MsgBox("Tem certeza que deseja apagar o arquivo " &amp; pathString &amp; "?", MB_YESNO)
	If (answer &lt;&gt; IDYES) Then
		EnableAllButtons()
		FinishExecution()
		Exit Function
	EndIf
	
	'Delete the file
	DeleteFile(filePath)
	
	'Reset the last modified file
	pathLastModifiedList = ""
	
	MsgBox("Arquivo apagado.")

	EnableAllButtons()
	FinishExecution()

End Function


Function EditListItems(buttonShape As Object)

	PrepareExecution()
	'Disable all buttons to avoid execution of other macros
	DisableAllButtons()
	
	'If there are no items, cancel
	If (nItems &lt;= 0) Then
		MsgBox("Não há peças na lista.")
		EnableAllButtons()
		FinishExecution()
		Exit Function
	EndIf
	
	btnEdit = buttonShape.Source.Model
	buttonCellAddr = GetButtonLocation(btnEdit)
	buttonCell = GetCellObjectByName(buttonCellAddr)
	ThisComponent.getCurrentController().Select(buttonCell)
	
	'Disable edition button
	btnEdit.Enabled = False
	btnEdit.EnableVisible = False
	
	'Enable finish edition button
	btnSaveEdition = GetButtonByName(buttonSaveListEdition)
	btnSaveEdition.Enabled = True
	btnSaveEdition.EnableVisible = True
	
	'Get list locked range
	cellRange = GetListUnlockableRange()
	
	'Change list locked range color
	UnlockCell(cellRange)
	cellRange.CellBackColor = editableBGColor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cells do not have valid values
	'''cancel operation
	If (Not ListCellsAreValidy()) Then
		FinishExecution()
		Exit Function		
	EndIf
	
	'Otherwise,
	'''enable edition button
	btnEdit = GetButtonByName(buttonEditLsit)
	btnEdit.Enabled = True
	btnEdit.EnableVisible = True
	
	'Allow other buttons to execute macros
	EnableAllButtons()
	
	'Disable finish edition button
	btnSaveEdition.Enabled = False
	btnSaveEdition.EnableVisible = False
	
	'Lock list fields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there are no items on the list, cancel execution
	If (nItems = 0) Then
		MsgBox("Não há peças na lista.")
		EndedSolvingKilnProblem()
		EnableAllButtons()
		FinishExecution()
		Exit Function
	EndIf

	'Initialize progress bar
	msgText = "Se a aplicação disser que está travada é "
	msgText = msgText &amp; " devido a dificuldade de solução. Aguarde..."
	progressBar = ThisComponent.getCurrentController().getFrame().createStatusIndicator()
	progressBar.start(msgText, 100)
	
	
	'Get the list of items as text
	listAsText = GetCurrentListAsString()
	
	'If list text is empty, cancel
	If Replace(listAsText, " ", "") = "" Then		
		progressBar.setValue(0)
		progressBar.setText("")
		progressBar.reset()
		progressBar.end()
		progressBar.start("", 0)
		progressBar.end()
		EndedSolvingKilnProblem()
		EnableAllButtons()
		FinishExecution()
		Exit Function
	EndIf
	
	'If all items has amount = 0, cancel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Get kiln data
	kilnDataAsText = GetSelectedKilnInfoAsText()
	'If no kiln was selected, cancel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Arbitrarily update progressbar
	progressBar.setValue(20)
	
	'Create input files for solver 
	'''items
	itemFileName = "temp_pecas.txt"
	itemFilePath = SolverDirPath() &amp; itemFileName
	WriteTextFile(itemFilePath, listAsText)
	'''kiln
	kilnFileName = "temp_forno.txt"
	kilnFilePath = SolverDirPath() &amp; kilnFileName
	WriteTextFile(kilnFilePath, kilnDataAsText)
	
	'Create solution file path
	solutionBaseName = "temp_sol"
	solutionBasePath = SolverDirPath() &amp; solutionBaseName
	solutionTex = solutionBasePath &amp; ".tex"
	
	'Create the command
	command = ""
	command = command &amp; SolverPath()
	command = command &amp; " "
	command = command &amp; item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canceled = False
		picked = False
		'Get the file name
		While ((Not canceled) And (Not picked))
			filePath = GetSavedSolutionsPath()
			fileName = InputBox("Digite o nome do arquivo (não utilize acentos)", "Escolha o nome do arquivo de solução.")
			filePath = filePath &amp; fileName
			
			'Add .pdf to the name if it is not already there
			If (Right(filePath, 4) &lt;&gt; ".pdf") Then
				filePath = filePath &amp; ".pdf"
			EndIf
			
			'Verify if the operation is canceled
			If (fileName = "") Then
				canceled = True
			'Force to choose a path without utf-8 characters
			ElseIf (Not cancelado And PathHasSpaceOrAccentedLetter(filePath)) Then
				MsgBox("Erro: acento ou espaço encontrado no nome do arquivo.")
				fileName = InputBox("Digite o nome do arquivo (não utilize acentos nem espaços)", "Escolha o nome do arquivo de solução.")
			'Verify if file exists
			ElseIf (ExistsFile(filePath)) Then
				'Asks if the file should be overwritten
				answer = MsgBox("Arquivo já existente. Deseja sobrescrever?", MB_YESNO)
				If (answer = IDYES) Then
					picked = True
				EndIf
			Else
				picked = True
			EndIf
		WEnd
		
		'If a file name was chosen
		If (Not cancelado) Then
			If (Right(filePath, 4) &lt;&gt; ".pdf") Then
				filePath = filePath &amp; ".pdf"
			EndIf
			'Save a copy of the file with the chosen name on solution folder
			command = ""
			command = command &amp; OsCopyCommand()
			command = command &amp; " "
			command = command &amp; solutionPDF
			command = command &amp; " "
			command = command &amp; filePath
			ExecCommand(command)
		Else
			MsgBox("Operação cancelada! Nome do arquivo é necessário para salvar a solução.")
		EndIf
	EndIf

	'Delete temporary files
	DeleteFile(itemFilePath)
	DeleteFile(kilnFilePath)
	DeleteFile(solutionPDF)

	EndedSolvingKilnProblem()
	EnableAllButtons()
	FinishExecution()

End Function


Function OpenSolution()

	PrepareExecution()

	'Get file path	
	filePath = GetFileToReadPathFromUser("Escolha a solução a ser aberta", GetSavedSolutionsPath(), "pdf")
	'If a file is not chosen, cancel
	If (filePath = "") Then
		MsgBox("Operação Cancelada! Arquivo não selecionado.")
		FinishExecution()	
		Exit Function
	EndIf
	'If it is not a .pdf, cancel
	If (Right(filePath, 4) &lt;&gt; ".pdf") Then
		MsgBox("Operação Cancelada! Selecione um arquivo pdf")
		FinishExecution()	
		Exit Function
	End If

	'Open file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Initialize the keyboard listener
sub sStartXKeyHandler
	'If it is not running, start it
    if isNull(oXKeyHandler) then 
        oXKeyHandler = CreateUnoListener("KeyHandler_", "com.sun.star.awt.XKeyHandler")
        ThisComponent.CurrentController.AddKeyHandler(oXKeyHandler)
    endif
end sub

'Remove the keyboard listener
sub sStopXKeyHandler
	'If it is still running, stops it
    if not IsNull(oXKeyHandler) then
        ThisComponent.CurrentController.removeKeyHandler(oXKeyHandler)
        oXKeyHandler = Nothing 'To know later this handler has stopped.
    end if
end sub

sub XKeyHandler_Disposing(oEvent)
end sub

function KeyHandler_KeyPressed(oEvent) as boolean
End function

'Get event after the key is released
Function KeyHandler_KeyReleased(oEvent) As Boolean
	KeyHandler_KeyReleased = False 'cancel KeyReleased to not reapeat
	Dim sourceCell As Object
	
	'If the event is a control+X correct the fields
	If oEvent.modifiers = 0 And oEvent.keycode = 535 Then
		PrepareExecution()
		sourceCell = ThisComponent.CurrentSelection
		VerifyCutOrPaste(sourceCell)
		FinishExecution()
		RefreshByHiding()
	EndIf
	
	'If the event is a control+V correct the fields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Change cell style if needed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Construct the kiln name based on its dimensions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listBoxObj.SelectedValue = ""	
	SetChosenKilnValues("")
End Function

'Get the data about the kiln as a text
Function GetSelectedKilnInfoAsText() As String

	listBoxObj = GetKilnListBox()
	kilnName = listBoxObj.SelectedValue
	
	'If there is no kiln selected, cancel
	If (Replace(kilnName, " ", "") = "") Then
		GetSelectedKilnInfoAsText = ""
		Exit Function
	EndIf
	
	'Get kiln data
	kilnData = GetKilnData(kilnName)
	kilnLength = kilnData(0)
	kilnWidth = kilnData(1)
	kilnHeight = kilnData(2)
	supports = Split(kilnData(3), " ")
	
	total = 0
	''Get number of supports
	For i = 0 To UBound(supports)
		If Replace(supports(i), " ", "") &lt;&gt; "" Then
			total = total + 1
		EndIf
	Next i
	
	''Sort supports
	swapped = True
	While swapped
		swapped = False
		For i = 0 To UBound(supports)-1
			If (CInt(supports(i)) &gt; CInt(supports(i+1))) Then
				aux = supports(i)
				supports(i) = supports(i+1)
				supports(i+1) = aux
				swapped = True
			EndIf
		Next i
	WEnd

	'Make the kiln as text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Add kiln to the kiln's sheet
Function CreateKilnRow(kilnData() As String) As Boolean

	'Create a sheet for the kilns if it do not exists
	If (Not SheetExists(kilnSheetDBName)) Then
		CreateKilnSheet()
	EndIf
	
	'Get kiln sheet
	sheet = GetSheetByName(kilnSheetDBName)
	
	'Search for the kiln that will be inserted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a kiln with same name exists, cancel
	If (storedKilnName = kilnName) Then	
		MsgBox("Um forno com essas medidas já foi armazenado.")
		CreateKilnRow = False
		Exit Function
	EndIf
	
	'Otherwise, create the kiln	
	kilnCell.SetString(kilnName)
	For i = 0 To UBound(kilnData)
		If (kilnData(i) &lt;&gt; "") Then	
			kilnCell = GetCellSameRowNextColumn(kilnCell)
			kilnCell.SetString(kilnData(i))
		EndIf
	Next i
	
	CreateKilnRow = True

End Function


Function ReadKilnData(cellLableComprimento As Object) As Object
	numberInputs = 3
	
	'Read length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Read width
	width = inputCell.GetString()
	If (Replace(width, " ", "") = "") Then
		ReadKilnData = FieldIsNeededError(inputCell)
		Exit Function
	Endif

	'Jump to next input cell ignoring next lable
	inputCell = GetCellSameRowNextColumn(inputCell)
	inputCell = GetCellSameRowNextColumn(inputCell)
	'Read height
	height = inputCell.GetString()
	If (Replace(height, " ", "") = "") Then
		ReadKilnData = FieldIsNeededError(inputCell)
		Exit Function
	Endif
	'Go to the supports input cell
	inputCell = GetCellNextRowSameColumn(cellLableComprimento)
	inputCell = GetCellSameRowNextColumn(inputCell)
	'Read the supports sizes
	supports = inputCell.GetString()
	numberOfSupports = 0
	If (Replace(supports, " ", "") &lt;&gt; "") Then
		supportsSplitted = Split(supports, " ")

		If (UBound(supportsSplitted) &gt; -1) Then
			numberOfSupports = UBound(supportsSplitted) + 1
		EndIf
		
		numberInputs = numberInputs + numberOfSupports - 1
	EndIf
	
	'Create an array for all the input data
	Dim data(numberInputs) As String
	
	'Add the dimensions
	data(0) = length
	data(1) = width
	data(2) = height
	'Add the supports, if there is any
	If (numberOfSupports &gt; 0) Then
		For i = 3 To UBound(data)
			data(i) = supportsSplitted(UBound(data) - i)
		Next i
	EndIf
	
	'Check if the values are valid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If they are, convert them to integers
			data(i) = CInt(data(i)) &amp; ""
		EndIf
	Next

	ReadKilnData = data
	
End Function

'Clean kiln inputs based on cellLable (structure must be the same as the create kiln inputs)
Function CleanKilnInputs(cellLableComprimento As Object)
	'Clean input length
	inputCell = GetCellSameRowNextColumn(cellLableComprimento)
	inputCell.SetString("")

	'Clean input width
	inputCell = GetCellSameRowNextColumn(inputCell)
	inputCell = GetCellSameRowNextColumn(inputCell)
	inputCell.SetString("")

	'Clean input height
	inputCell = GetCellSameRowNextColumn(inputCell)
	inputCell = GetCellSameRowNextColumn(inputCell)
	inputCell.SetString("")
	
	'Clean input supports
	inputCell = GetCellNextRowSameColumn(cellLableComprimento)
	inputCell = GetCellSameRowNextColumn(inputCell)
	inputCell.SetString("")
	
End Function


'Get the dimensions and supports of a kiln
Function GetKilnData(kilnName As String) As Object
	'Find kiln
	kilnSheet = GetSheetByName(kilnSheetDBName)
	kilnCell = GetCellObjectByIndex(0, 0, kilnSheet.Name)
	i = 1
	While (kilnCell.GetString() &lt;&gt; kilnName)
		kilnCell = GetCellObjectByIndex(i, 0, kilnSheet.Name)
		i = i + 1
	WEnd
	
	'Get kiln information
	kilnCell = GetCellSameRowNextColumn(kilnCell)
	kilnLength = kilnCell.GetString()
	
	kilnCell = GetCellSameRowNextColumn(kilnCell)
	kilnWidth = kilnCell.GetString()

	kilnCell = GetCellSameRowNextColumn(kilnCell)
	kilnHeight = kilnCell.GetString()

	kilnCell = GetCellSameRowNextColumn(kilnCell)
	''Join supports in a string
	supports = ""
	While (kilnCell.GetString() &lt;&gt; "")
		If (supports &lt;&gt; "") Then
			supports = supports &amp; " " &amp; kilnCell.GetString()
			kilnCell = GetCellSameRowNextColumn(kilnCell)
		Else
			supports = kilnCell.GetString()
			kilnCell = GetCellSameRowNextColumn(kilnCell)
		EndIf
	WEnd
	
	'Make an array with the data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Read kiln information
	inputData = ReadKilnData(cellLableComprimento)
	'If an error occured enable the button
	If (Replace(inputData(0), " ", "") = "") Then
		Exit Function
	EndIf
	
	'Try to create kiln
	''If succeds, update list and clean inputs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Get number of kilns in kilns sheet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Update the kilns listbox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Make the first kiln an empty string
	kilnList(0) = ""
	kilnSheet = GetSheetByName(kilnSheetDBName)
	
	'Add kilns names to listbox
	For i = 0 To numberOfKilns-1
		kilnCell = GetCellObjectByIndex(i, 0, kilnSheet.Name)
		kilnList(i+1) = kilnCell.GetString()
	Next i
	listBoxObj.StringItemList = kilnList

End Function

'Trigged when a kiln is chosen in listbox
Function SetChosenKilnValues(kilnName As String)

	PrepareExecution()

	sheet = GetCurrentSheet()
	form = sheet.DrawPage.Forms.GetByIndex(0)
	controller = ThisComponent.GetCurrentController()
	
	listBoxObj = form.GetByName(listBoxName)

	boundCell = GetKilnListBoundCell()
	
	'Get cells to show kiln data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the selected kiln is empty
	''then set all data to empty
	if (Replace(kilnName, " ", "") = "") Then
		kilnData(0) = ""
		kilnData(1) = ""
		kilnData(2) = ""
		kilnData(3) = ""
		
	Else
		'Otherwise, get the kiln data from kiln sheet
		kilnData = GetKilnData(kilnName)		
	EndIf

	'Update cells values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Disable edit button
	buttonEdit = GetButtonByName(buttonEditKiln)
	buttonEdit.Enabled = False
	
	'Enable save kiln edition button
	buttonSave = GetButtonByName(buttonSaveKilnEdition)	
	buttonSave.Enabled = True
	buttonSave.EnableVisible = True

	'Enable erase kiln button
	buttonErase = GetButtonByName(buttonEraseKiln)
	buttonErase.Enabled = True
	buttonErase.EnableVisible = True
	
	'Enable cancel kiln edition button
	buttonCancel = GetButtonByName(buttonCancelKilnEdition)
	buttonCancel.Enabled = True
	buttonCancel.EnableVisible = True
	
	'Unlock kiln edition cells and set cells color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sheet = GetCurrentSheet()
	form = sheet.DrawPage.Forms.GetByIndex(0)
	controller = ThisComponent.GetCurrentController()	
	listBoxObj = form.GetByName(listBoxName)
	listBoxObj.Enabled = True

	'Enable edit button
	buttonEdit = GetButtonByName(buttonEditKiln)
	buttonEdit.Enabled = True
	buttonEdit.EnableVisible = True
	
	'Disable save kiln edition button
	buttonSave = GetButtonByName(buttonSaveKilnEdition)	
	buttonSave.Enabled = False

	'Disable save kiln edition button
	buttonErase = GetButtonByName(buttonEraseKiln)
	buttonErase.Enabled = Flase

	'Disable cancel kiln edition button
	buttonCancel = GetButtonByName(buttonCancelKilnEdition)
	buttonCancel.Enabled = False

	
	'Lock kiln edition cells and set cells color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End Function

'Set the style of the list rows in [startRow, endRow]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Set color of amount column
		If cellHeader.GetString() = headerLableAmount Then
			cellRange.CellBackColor = editableBGColor
			UnlockCell(cellRange)
		'Set color and text of Exclude column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Next column
	
	'Make merges list cells merges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Set style of the cells in the row
	For column = startColumn To endColumn
		cell = GetCellObjectByIndex(row, column)
		cellHeader = GetCellObjectByIndex(headerRow, column)
		'Set color of amount cell
		If cellHeader.GetString() = headerLableAmount Then
			cell.CellBackColor = editableBGColor
			UnlockCell(cell)
		'Set color of Exclude cell
		ElseIf (cellHeader.GetString() = headerLableExclude) Then
			cell.CellBackColor = excludeBGColor
			
			cell.SetString("X")
		'Set color of other cells
		Else
			cell.CellBackColor = nonEditableBGColor
		EndIf
		SetCellRangeFontStyle(cell)
		
	Next column
	
	For i = firstCellColumnIndex To lastCellColumnIndex
		cellObj = GetCellObjectByIndex(row, i)
	Next i
	
	column = startColumn
	'Merge cells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Merge cell column to next header column-1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Insert one item in the list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 above the first item of the list
	InsertCellAbove(cellRowIndex, cellRowIndex, firstCellColumnIndex, lastCellColumnIndex)

	'Set style, values and amount	
	newRow = cellRowIndex
	SetListRowCellsStyles(newRow)
	SetItemValues(insertData, newRow, firstCellColumnIndex)
	SetItemAmount(newRow, 0)

	'Lock cells that cannot be editted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Increase number of items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Remove one item from the list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Ask for confirmation
	msgText = "Tem certeza que deseja remover a peça " &amp; itemName &amp; " na linha " &amp; row+1
	answer = MsgBox(msgText, MB_YESNO, "Remover peça")
	If (answer &lt;&gt; IDYES) Then
		Exit Function
	EndIf

	'Remove Item
	RemoveItemLine(cellObj)

End Function


Function RemoveItemLine(cellObj As Object)
	
	UpdateItemsCounters()
	
	'Get the item row
	itemRow = GetCellRowIndex(cellObj)
	
	'Get list start and end column
	firstHeaderCell = GetFirstCellOfListHeader()
	lastHeaderCell = GetLastCellOfListHeader()
	firstColumn = GetCellColumnIndex(firstHeaderCell)
	lastColumn = GetCellColumnIndex(lastHeaderCell)
	
	'Remove item from list
	RemoveCells(itemRow, itemRow, firstColumn, lastColumn)

	headerRow = GetCellRowIndex(firstHeaderCell)
	'Lock cell bellow
	For i = firstColumn To lastColumn
		headerCell = GetCellObjectByIndex(headerRow, i)
		If (headerCell.GetString() &lt;&gt; headerLableAmount) Then
			cellObj = GetCellObjectByIndex(itemRow, i)
			LockCell(cellObj)
		EndIf
	Next i

	'Update item counter
	nItems = nItems - 1
	
End Function

'Remove all items from a list
Function RemoveAllItems()
	PrepareExecution()
	
	'If there are no items, cancel
	If (nItems = 0) Then
		FinishExecution()
		Exit Function
	EndIf

	'Get first and last columns
	firstHeaderCell = GetFirstCellOfListHeader()
	lastHeaderCell = GetLastCellOfListHeader()
	firstColumn = GetCellColumnIndex(firstHeaderCell)
	lastColumn = GetCellColumnIndex(lastHeaderCell)	
	
	'Get first row
	firstCell = GetCellNextRowSameColumn(firstHeaderCell)
	row = GetCellRowIndex(firstCell)

	'Remove all items cells	
	RemoveCells(row, row+nItems-1, firstColumn, lastColumn)

	'Reset items counter
	nItems = 0

	FinishExecution()

End Function

'Set amount to zero for all items
Function SetZeroAllItems()

	'If there are no items in the list, cancel
	If (nItems = 0) Then
		Exit Function
	EndIf
	
	'Get first and last column of the list (REMOVE??)
	firstHeaderCell = GetFirstCellOfListHeader()
	lastHeaderCell = GetLastCellOfListHeader()
	firstColumn = GetCellColumnIndex(firstHeaderCell)
	lastColumn = GetCellColumnIndex(lastHeaderCell)	
	
	'Get first row	
	firstCell = GetCellNextRowSameColumn(firstHeaderCell)
	row = GetCellRowIndex(firstCell)
	GetCellRowIndex(firstHeaderCell)

	'Find header amount
	headerCell = firstHeaderCell
	While headerCell.GetString() &lt;&gt; headerLableAmount
		headerCell = GetCellSameRowNextColumn(headerCell)
	WEnd
	
	column = GetCellColumnIndex(headerCell)
	'Set values to 0
	For i = row To row+nItems-1
		cellQtd = GetCellObjectByIndex(i, column)
		cellQtd.SetString("0")
	Next i

End Function

'Get item data from a row
Function GetItemData(row As Integer) As Object

	firstHeaderCell = GetFirstCellOfListHeader()
	startColumn = GetCellColumnIndex(firstHeaderCell)

	'Get item type of the item
	cell = GetCellObjectByIndex(row, startColumn)
	itemType = cell.GetString()

	'Get description
	cell = GetCellSameRowNextColumn(cell)
	itemDescription = cell.GetString()
	'Replace " " for "_" to read it in c++
	itemDescription = Replace(itemDescription, " ", "_")
	
	'Get item height
	cell = GetCellSameRowNextColumn(cell)
	itemHeight = cell.GetString()

	'Get item width
	cell = GetCellSameRowNextColumn(cell)
	itemWidth = cell.GetString()	
	
	'Get item length
	cell = GetCellSameRowNextColumn(cell)
	itemLength = cell.GetString()
	
	'Get item amount
	cell = GetCellSameRowNextColumn(cell)
	itemCount = cell.GetString()
	
	'Create array with data
	Dim itemData(5) As String
	
	itemData(0) = itemType
	itemData(1) = itemDescription
	itemData(2) = itemHeight
	itemData(3) = itemWidth
	itemData(4) = itemLength
	itemData(5) = itemCount
	
	GetItemData = itemData

End Function

'Get the information about all the items on the list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each row of the list, get the item data
	For i = row To lastRow
		item = GetItemData(i)
		itemsList(i-row) = item
	Next i
	
	GetAllItems = itemsList

End Function

'Create a string with the data of all the items of the current string
Function GetCurrentListAsString() As String

	UpdateItemsCounters()
	
	'If list is empty cancel
	If (nItems &lt;= 0) Then
		MsgBox("Lista vazia.")
		Exit Function
	EndIf

	firstHeaderCell = GetFirstCellOfListHeader()
	lastHeaderCell = GetLastCellOfListHeader()
	
	itemCell = GetCellNextRowSameColumn(firstHeaderCell)

	firstRow = GetCellRowIndex(itemCell)
	lastRow = firstRow + nItems - 1

	'Get all items of the list
	itemsList = GetAllItems()
	'Find amount column
	headerCell = firstHeaderCell
	While headerCell.GetString() &lt;&gt; headerLableAmount
		headerCell = GetCellSameRowNextColumn(headerCell)
	WEnd
	'Verify if amount is not an integer
	cellAmount = GetCellNextRowSameColumn(headerCell)
	While (IsIntegerNumber(cellAmount.GetString()) And cellAmount.GetString() &lt;&gt; "")
		cellAmount = GetCellNextRowSameColumn(cellAmount)
	WEnd
	'If there is, cancel
	If cellAmount.GetString() &lt;&gt; "" Then
		MsgBox("Os valores das quantidades devem ser números sem vírgula.")
		Exit Function
	EndIf
	
	'Create string with all items
	''A line is an item and its information is separated by space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Set a new value for an item amount
Function SetItemAmount(row As Integer, itemAmount As String)

	cell = GetFirstCellOfListHeader()
	
	While (cell.GetString() &lt;&gt; headerLableAmount)
		cell = GetCellSameRowNextColumn(cell)
	WEnd
	
	column = GetCellColumnIndex(cell)
	
	cellAmount = GetCellObjectByIndex(row, column)
	
	cellAmount.SetString(itemAmount)
	
End Function

'Change the value in the list of items to match a matrix with items
Function SetListOfItemsValues(startRow As Integer, endRow As Integer, items As Object)
	
	PrepareExecution()
	
	headerCell = GetFirstCellOfListHeader()
	headerCell = GetCellObjectByIndex(GetCellRowIndex(headerCell)+1, GetCellColumnIndex(headerCell))
	
	'Adapt the matrix data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Get the range and set its values
	column = GetCellColumnIndex(headerCell)
	cellRange = GetRangeByIndex(startRow, endRow, column, column)
	
	dataCol = cellRange.GetDataArray()
	For j = 0 To UBound(dataCol, 1)
		dataCol(j)(0) = items(i, j)
	Next j
	cellRange.SetDataArray(dataCol)

	FinishExecution()
	
End Function

'Add a list with more than one item to the list
Function AddListOfItems(items As Object)
	
	PrepareExecution()

	firstHeaderCell = GetFirstCellOfListHeader()
	lastHeaderCell = GetLastCellOfListHeader()
	
	firstItemCell = GetCellNextRowSameColumn(firstHeaderCell)
	
	'Count the number of blank items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For i = 0 To UBound(items)
		item = Split(items(i), " ")
		'Replace "_" for " " on description (added when creating the string)
		If UBound(item) &gt; 0 Then
			item(1) = Replace(item(1), "_", " ")
			If (OSIsWindows()) Then
				'Windows uses carriage return (CR) and line feed (LF)
				'Removes CR and possible blank spaces
				splittedOnCR = Split(item(UBound(item)), carriageReturnChr)
				value = splittedOnCR(0)
				For j = 1 To UBound(splittedOnCR)
					If (splittedOnCR(j) &lt;&gt; "") Then
						value = splittedOnCR(j)
					EndIf
				Next j
				item(UBound(item)) = value
			EndIf
		EndIf
		items(i) = item
	Next i

	'Copy string to a matrix
	Dim columnsData(5, UBound(items)) As String
	For i = 0 To UBound(items)
		item = items(i)
		For j = 0 To UBound(item) 
			If item(j) &lt;&gt; "" Then
				columnsData(j, i) = item(j)
			EndIf
		Next j
	Next i
	
	'Set list values using the matrix
	SetListOfItemsValues(startRow, endRow, columnsData)
	FinishExecution()

End Function

'Get the range of the list that is normally locked but can be unlocked
Function GetListUnlockableRange()

	UpdateItemsCounters()
	
	'Find cell under header description
	cellHeaderStart = GetFirstCellOfListHeader()
	firstCell = GetCellNextRowSameColumn(cellHeaderStart)
	While cellHeaderStart.GetString() &lt;&gt; headerLableDescription
		cellHeaderStart = GetCellSameRowNextColumn(cellHeaderStart)
		firstCell = GetCellSameRowNextColumn(firstCell)
	WEnd
	
	'Find cell before the cell under header amount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Get first and last column of the range
	columnStart = GetCellColumnIndex(firstCell)
	columnEnd = GetCellColumnIndex(lastCell)
	
	'Get first and last row
	rowStart = GetCellRowIndex(firstCell)
	rowEnd = rowStart + nItems - 1
	
	'Get range of the unlockable part
	cellRange = GetRangeByIndex(rowStart, rowEnd, columnStart, columnEnd)

	GetListUnlockableRange = cellRange

End Function

'Verify if all values in list are valid
Function ListCellsAreValidy()

	UpdateItemsCounters()

	messageText = ""
	
	'Get the cell under description header
	cellHeaderStart = GetFirstCellOfListHeader()
	cellHeader = GetCellSameRowNextColumn(cellHeaderStart)
	While cellHeader.GetString() &lt;&gt; headerLableDescription
		cellHeader = GetCellSameRowNextColumn(cellHeader)
	WEnd
	cell = GetCellNextRowSameColumn(cellHeader)

	'Get first and last row
	firstRow = GetCellRowIndex(cell)
	lastRow = firstRow + nItems - 1
	
	column = GetCellColumnIndex(cell)

	columnRange = GetRangeByIndex(firstRow, lastRow, column, column)
	
	'Search for description cells that cannot be empty and put them on error message
	emptyRanges = columnRange.queryEmptyCells()
	If (emptyRanges.Count &gt; 0) Then
		rangesNames = emptyRanges.GetElementNames()
		For i = 0 To UBound(rangesNames)
			rangeName = rangesNames(i)
			rangeName = Join(Split(Split(rangeName, ".")(1), "$"), "")
			'If it is a range
			If InStr(rangeName, ":") &lt;&gt; 0 Then		
				messageText = messageText &amp; "As células do intervalo "
				messageText = messageText &amp; rangeName
				messageText = messageText &amp; " não podem estar vazias."
			'If it is a cell
			Else
				messageText = messageText &amp; "A célula "
				messageText = messageText &amp; rangeName
				messageText = messageText &amp; " não pode estar vazia."
			EndIf

			messageText = messageText &amp; GetEndLine()
		Next i
		ListCellsAreValidy = False
	EndIf

	'Get the cell under dimensions header
	While cellHeader.GetString() &lt;&gt; headerLableDimension
		cellHeader = GetCellSameRowNextColumn(cellHeader)	
	WEnd
	cellSubHeader = GetCellNextRowSameColumn(cellHeader)
	cellHeader = GetCellSameRowNextColumn(cellHeader)
	
	'For each height and width: search for empty or non-integer values
	While cellSubHeader.GetString() &lt;&gt; subHeaderLableLength
		column = GetCellColumnIndex(cellSubHeader)
		For row = firstRow To lastRow
			startEmpty = row
			cell = GetCellObjectByIndex(row, column)
			textCell = cell.GetString()
			cell.SetString(Replace(textCell, " ", ""))
			'If the value is not an integer, it is invalid
			While (Not IsIntegerNumber(cell.GetString()) And row &lt;= lastRow)
				row = row + 1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each length: verify if only items with length have length and if they are integer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it is a range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If it is a cell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is empty, there were no invalid values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Verify if the amount of at list one item in an items list string is greater than 0
Function HasItems(listAsText As String) As Boolean

	items = Split(listAsText, newLineChr)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Use MRI to see properties of a variable (for debugging)
Function SeeProperties(obj As Object)
	oMRI = CreateUnoService("mytools.Mri")
	oMRI.inspect(obj)
	MsgBox("Close me")
End Function

'Get SO endline
Function GetEndLine() As String

	If (OSIsUnix()) Then
		GetEndLine = newLineChr
	ElseIf (OSIsWindows()) Then
		GetEndLine = carriageReturnChr &amp; newLineChr
	EndIf

End Function


'Verify if an item type has more two measures (Height, Width and Length)
Function HasTwo2DMeasures(itemType As String) As Boolean
	HasTwo2DMeasures = False
	If (itemType = typeRectangle) Then
		HasTwo2DMeasures = True
	EndIf
End Function


'Verify if a string is a button name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Get sheet with a given sheet name
Function GetSheetByName(sheetName As String) As Object

	GetSheetByName = ThisComponent.Sheets.GetByName(sheetName)
	
End Function

'Verify if a sheet exists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Get the first cell of a merge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side a given range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Get a range object by index and a sheet. If sheetName is not given, uses the current active sheet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Verify if a cell/range is locked (protected)
Function IsProtected(cellObj As Object) As Boolean

	IsProtected = cellObj.CellProtection.IsLocked

End Function

'Unlock cell making it unprotected
Function UnlockCell(cellObj As Object)
	cellP = cellObj.CellProtection
	cellP.IsLocked = False
	cellObj.CellProtection = cellP
End Function

'Lock cell making it protected
Function LockCell(cellObj As Object)
	cellP = cellObj.CellProtection
	cellP.IsLocked = True
	cellObj.CellProtection = cellP
End Function


'Make possible for all sheets to have protected cells modified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Lock controllers of the sheet
Function LockAllControls()

	ThisComponent.lockControllers()

End Function

'Unlock controllers of the sheet
Function UnlockAllControls()

	ThisComponent.unlockControllers()

End Function

'Lock undo caching
Function LockUndo()
	undoManager = ThisComponent.getUndoManager()
	undoManager.lock()
End Function

'Unlock undo cache
Function UnlockUndo()
	undoManager = ThisComponent.getUndoManager()
	undoManager.unlock()
End Function

'Prepare execution by unlocking sheet, locking controls and verifying if can be executed
Function PrepareExecution()
	If (Not CanExecuteAction()) Then
		Stop
	EndIf
	UpdateItemsCounters()

	'LockUndo()
	UnlockSheet()
	LockAllControls()
End Function

'Finish execution by locking sheet, unlocking controls and refreshing
Function FinishExecution()

	LockSheet()
	UnlockAllControls()
	'UnlockUndo()
	
	RefreshByHiding()

End Function

'Refresh GUI by hiding and showing agai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Remove a range of cells from a sheet. If sheet is not given, uses current active sheet.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how box with message asking for data in the given cell
Function FieldIsNeededError(cellObj As Object) As Object

	cellName = Join(Split(Split(cellObj.AbsoluteName, ".")(1), "$"), "")
	MsgBox("O campo " &amp; cellName &amp; " é obrigatório.")
	Dim data(1) As String
	data(0) = ""
	FieldIsNeededError = data

End Function

'Show box with message saying that the input on the given cell must be a number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Show box with message saying that another macro is currently running
Function MacroAlreadyRunningError()

	If (changingKilnData) Then
		MsgBox("Finalize a alteração do forno antes de executar outra ação")
	EndIf

End Function

'Hide all sheets and show a temporary sheet
Function HideSheets()

	sheets = ThisComponent.Sheets()
	sheets.InsertNewByName("temp", 2)
	For Each sheet in sheets
		If (sheet.Name &lt;&gt; "temp") Then
			sheet.IsVisible = False
		EndIf
	Next sheet
	sheet = GetSheetByName("temp")
	sheet.protect(protectionPassword)
	
End Function

'Show all sheets and deletes the temporary sheet
Function ShowSheets()
	sheets = ThisComponent.Sheets()
	For Each sheet in sheets
		sheet.IsVisible = True
	Next sheet

	sheets.removeByName("temp")
	
	sheet = GetSheetByName(kilnNamePrefix)
	ThisComponent.CurrentController.setActiveSheet(sheet)

End Function

'Control + Z
Function Undo()
	document   = ThisComponent.CurrentController.Frame
	dispatcher = createUnoService("com.sun.star.frame.DispatchHelper")	
	dispatcher.executeDispatch(document, ".uno:Undo", "", 0, Array())
End Function

'Verify if a strubg is an integer number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Make all buttons unclickable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Naje all buttons unclickable exceot those that are usually not clickable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kiln is being editted most buttons cannot be enabled
	If IsChangingKiln() Then
		EnableKilnEdition()
	Else
		DisableKilnEdition()
	EndIf
	
End Function

'Set styles of font and border in a given cell range
Function SetCellRangeFontStyle(cellRange As Object)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